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adda0" officeooo:paragraph-rsid="001adda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dda0" officeooo:paragraph-rsid="001adda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f391" officeooo:paragraph-rsid="0019f39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adda0" officeooo:paragraph-rsid="001adda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bb36e" officeooo:paragraph-rsid="001bb36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10f0" officeooo:paragraph-rsid="001d10f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c01a" officeooo:paragraph-rsid="001dc01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1f479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23e10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4798" officeooo:paragraph-rsid="00256e9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1f999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1080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3e10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1f479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f999d" officeooo:paragraph-rsid="00256e9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fa247" officeooo:paragraph-rsid="001fa247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a247" officeooo:paragraph-rsid="0021080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1080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3e10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0801" officeooo:paragraph-rsid="00256e9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12f72" officeooo:paragraph-rsid="00212f7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3e100" officeooo:paragraph-rsid="0023e10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3e100" officeooo:paragraph-rsid="00256e9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officeooo:paragraph-rsid="001d10f0"/>
    </style:style>
    <style:style style:name="P25" style:family="paragraph" style:parent-style-name="Standard">
      <style:paragraph-properties fo:text-align="start" style:justify-single-word="false"/>
      <style:text-properties fo:font-size="14pt" officeooo:rsid="001d10f0" officeooo:paragraph-rsid="001d10f0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rsid="00195dac" officeooo:paragraph-rsid="00195da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normal" officeooo:rsid="0021e0a4" officeooo:paragraph-rsid="0021e0a4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9f391" officeooo:paragraph-rsid="0019f3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999d" style:font-weight-asian="bold" style:font-weight-complex="bold"/>
    </style:style>
    <style:style style:name="T3" style:family="text">
      <style:text-properties fo:font-weight="bold" officeooo:rsid="001d10f0" style:font-weight-asian="bold" style:font-weight-complex="bold"/>
    </style:style>
    <style:style style:name="T4" style:family="text">
      <style:text-properties fo:font-weight="bold" officeooo:rsid="00210801" style:font-weight-asian="bold" style:font-weight-complex="bold"/>
    </style:style>
    <style:style style:name="T5" style:family="text">
      <style:text-properties fo:font-weight="bold" officeooo:rsid="0023e100" style:font-weight-asian="bold" style:font-weight-complex="bold"/>
    </style:style>
    <style:style style:name="T6" style:family="text">
      <style:text-properties fo:font-weight="bold" officeooo:rsid="0025f6b3" style:font-weight-asian="bold" style:font-weight-complex="bold"/>
    </style:style>
    <style:style style:name="T7" style:family="text">
      <style:text-properties fo:font-weight="bold" style:font-size-asian="12.25pt" style:font-weight-asian="bold" style:font-size-complex="14pt" style:font-weight-complex="bold"/>
    </style:style>
    <style:style style:name="T8" style:family="text">
      <style:text-properties fo:font-weight="bold" officeooo:rsid="001d10f0" style:font-size-asian="12.25pt" style:font-weight-asian="bold" style:font-size-complex="14pt" style:font-weight-complex="bold"/>
    </style:style>
    <style:style style:name="T9" style:family="text">
      <style:text-properties officeooo:rsid="001d10f0"/>
    </style:style>
    <style:style style:name="T10" style:family="text">
      <style:text-properties fo:font-weight="normal" style:font-size-asian="12.25pt" style:font-weight-asian="normal" style:font-size-complex="14pt" style:font-weight-complex="normal"/>
    </style:style>
    <style:style style:name="T11" style:family="text">
      <style:text-properties fo:font-weight="normal" officeooo:rsid="001d10f0" style:font-size-asian="12.25pt" style:font-weight-asian="normal" style:font-size-complex="14pt" style:font-weight-complex="normal"/>
    </style:style>
    <style:style style:name="T12" style:family="text">
      <style:text-properties fo:font-weight="normal" officeooo:rsid="0021e0a4" style:font-size-asian="12.25pt" style:font-weight-asian="normal" style:font-size-complex="14pt" style:font-weight-complex="normal"/>
    </style:style>
    <style:style style:name="T13" style:family="text">
      <style:text-properties officeooo:rsid="001f4798"/>
    </style:style>
    <style:style style:name="T14" style:family="text">
      <style:text-properties officeooo:rsid="001f999d"/>
    </style:style>
    <style:style style:name="T15" style:family="text">
      <style:text-properties officeooo:rsid="001fa247"/>
    </style:style>
    <style:style style:name="T16" style:family="text">
      <style:text-properties officeooo:rsid="00210801"/>
    </style:style>
    <style:style style:name="T17" style:family="text">
      <style:text-properties officeooo:rsid="00212f72"/>
    </style:style>
    <style:style style:name="T18" style:family="text">
      <style:text-properties officeooo:rsid="0021e0a4"/>
    </style:style>
    <style:style style:name="T19" style:family="text">
      <style:text-properties officeooo:rsid="0023e100"/>
    </style:style>
    <style:style style:name="T20" style:family="text">
      <style:text-properties officeooo:rsid="00256e98"/>
    </style:style>
    <style:style style:name="T21" style:family="text">
      <style:text-properties officeooo:rsid="002620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>Accounts</text:p>
      <text:p text:style-name="P3">1. Create account</text:p>
      <text:p text:style-name="P3">url: <text:span text:style-name="T1">/api</text:span></text:p>
      <text:p text:style-name="P3">method: <text:span text:style-name="T1">post</text:span></text:p>
      <text:p text:style-name="P3">body params:</text:p>
      <text:p text:style-name="P3">{</text:p>
      <text:p text:style-name="P3">“message”: {</text:p>
      <text:p text:style-name="P3"><text:tab/>“email”: ,</text:p>
      <text:p text:style-name="P3"><text:tab/>“device_id”: ,</text:p>
      <text:p text:style-name="P3"><text:tab/>“timestamp”: ,</text:p>
      <text:p text:style-name="P3">}</text:p>
      <text:p text:style-name="P3">“public_key”: ,</text:p>
      <text:p text:style-name="P3">“signature”:,</text:p>
      <text:p text:style-name="P3">“<text:span text:style-name="T21">message</text:span>”:</text:p>
      <text:p text:style-name="P3">}</text:p>
      <text:p text:style-name="P3">timestamp format: year|month|day|hour|minute</text:p>
      <text:p text:style-name="P3">example: 201805051836</text:p>
      <text:p text:style-name="P3"/>
      <text:p text:style-name="P4">developer:</text:p>
      <text:p text:style-name="P4"><text:span text:style-name="T2">assert</text:span> server timestamp == client timestamp</text:p>
      <text:p text:style-name="P4"><text:span text:style-name="T1">verify</text:span>(message = email|device_id|timestamp, public_key, signature)</text:p>
      <text:p text:style-name="P4"/>
      <text:p text:style-name="P1">Response: developer response</text:p>
      <text:p text:style-name="P4"/>
      <text:p text:style-name="P4">2. Get account data</text:p>
      <text:p text:style-name="P4">url: <text:span text:style-name="T1">/api/public_key/</text:span>?message=&amp;signature=</text:p>
      <text:p text:style-name="P4">method: <text:span text:style-name="T1">get</text:span></text:p>
      <text:p text:style-name="P4">params: <text:span text:style-name="T1">message, signature</text:span></text:p>
      <text:p text:style-name="P4"/>
      <text:p text:style-name="P1">Response: developer response</text:p>
      <text:p text:style-name="P4"/>
      <text:p text:style-name="P4">developer:</text:p>
      <text:p text:style-name="P4"><text:span text:style-name="T2">assert</text:span> server timestamp == client message</text:p>
      <text:p text:style-name="P4"><text:span text:style-name="T1">verify</text:span> (message, public_key, signature)</text:p>
      <text:p text:style-name="P4"/>
      <text:p text:style-name="P2">Blockchain</text:p>
      <text:p text:style-name="P4">3. Get lastblockid</text:p>
      <text:p text:style-name="P4">url:<text:span text:style-name="T1"> /api/blockchain/lastblockid</text:span></text:p>
      <text:p text:style-name="P4">method: <text:span text:style-name="T1">get</text:span></text:p>
      <text:p text:style-name="P1">no params</text:p>
      <text:p text:style-name="P4"/>
      <text:p text:style-name="P4">bridge method: <text:span text:style-name="T1">lastblockid</text:span></text:p>
      <text:p text:style-name="P4">response: <text:span text:style-name="T9">pack lastblockid into json or return error from bridge</text:span></text:p>
      <text:p text:style-name="P4"><text:soft-page-break/></text:p>
      <text:p text:style-name="P4">4. Get client balance</text:p>
      <text:p text:style-name="P4">url:<text:span text:style-name="T1"> /api/</text:span><text:span text:style-name="T6">accounts</text:span><text:span text:style-name="T1">/public_key/balance/</text:span>?message=&amp;signature=</text:p>
      <text:p text:style-name="P4">method: <text:span text:style-name="T1">get</text:span></text:p>
      <text:p text:style-name="P4">params: <text:span text:style-name="T1">message, signature</text:span></text:p>
      <text:p text:style-name="P4"/>
      <text:p text:style-name="P5">response: <text:span text:style-name="T14">{“server_address”: , “balance”}</text:span></text:p>
      <text:p text:style-name="P5"/>
      <text:p text:style-name="P5">developer</text:p>
      <text:p text:style-name="P5">get user id from database using public_key</text:p>
      <text:p text:style-name="P5">send <text:span text:style-name="T14">jsonrpc</text:span> request to balance server using user id and get balance <text:span text:style-name="T14">and address</text:span></text:p>
      <text:p text:style-name="P5">return <text:span text:style-name="T18">server address,</text:span> balance <text:span text:style-name="T20">or error user is not registered</text:span></text:p>
      <text:p text:style-name="P5"/>
      <text:p text:style-name="P5">5. get data from blockchain</text:p>
      <text:p text:style-name="P5">url: <text:span text:style-name="T1">/api/blockchain</text:span><text:span text:style-name="T3">/</text:span><text:span text:style-name="T6">data/</text:span>?cid=&amp;hash=</text:p>
      <text:p text:style-name="P5">method: <text:span text:style-name="T1">get</text:span></text:p>
      <text:p text:style-name="P5">params: <text:span text:style-name="T1">cid</text:span> – optional and <text:span text:style-name="T1">hash</text:span> – optional, but at least one of them is required</text:p>
      <text:p text:style-name="P5"/>
      <text:p text:style-name="P5">response: {“cid”: , “data”: , “owner”}</text:p>
      <text:p text:style-name="P5"/>
      <text:p text:style-name="P5">developer:</text:p>
      <text:p text:style-name="P5">if <text:span text:style-name="T1">cid</text:span> parameter specified</text:p>
      <text:p text:style-name="P5">owner = [bridge method] <text:span text:style-name="T1">getowner</text:span>(cid)</text:p>
      <text:p text:style-name="P5">data = [bridge method] <text:span text:style-name="T1">readbycid</text:span>(cid)</text:p>
      <text:p text:style-name="P5">if <text:span text:style-name="T1">hash</text:span> parameter specified</text:p>
      <text:p text:style-name="P5">cid = [bridge method]<text:span text:style-name="T1">getcid</text:span>(hash)</text:p>
      <text:p text:style-name="P5">data = [bridge method]<text:span text:style-name="T1">ipfscat</text:span>(hash)</text:p>
      <text:p text:style-name="P5">owner = [bridge method] <text:span text:style-name="T1">getowner</text:span>(cid)</text:p>
      <text:p text:style-name="P5"/>
      <text:p text:style-name="P5">If some methods from bridge return error, don’t include it into response</text:p>
      <text:p text:style-name="P6">If all methods from bridge return error, return error</text:p>
      <text:p text:style-name="P5"/>
      <text:p text:style-name="P5">6. get owner by cid</text:p>
      <text:p text:style-name="P5">url: <text:span text:style-name="T1">/api/blockchain/</text:span><text:span text:style-name="T3">owner/</text:span>?cid=</text:p>
      <text:p text:style-name="P5">method: <text:span text:style-name="T1">get</text:span></text:p>
      <text:p text:style-name="P5">params: <text:span text:style-name="T1">cid</text:span></text:p>
      <text:p text:style-name="P5"/>
      <text:p text:style-name="P5">response: <text:span text:style-name="T9">pack owner into json or return error from bridge</text:span></text:p>
      <text:p text:style-name="P5"/>
      <text:p text:style-name="P6">developer</text:p>
      <text:p text:style-name="P24"><text:span text:style-name="T11">owner = [bridge method]</text:span><text:span text:style-name="T8">ownerbycid</text:span><text:span text:style-name="T11">(cid)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5"><text:span text:style-name="T10">7. get content desc</text:span><text:span text:style-name="T12">r</text:span><text:span text:style-name="T10">iption</text:span></text:p>
      <text:p text:style-name="P25"><text:span text:style-name="T10">url: </text:span><text:span text:style-name="T7">/api/blockchain/description/</text:span><text:span text:style-name="T10">?cid=</text:span></text:p>
      <text:p text:style-name="P25"><text:span text:style-name="T10">method: </text:span><text:span text:style-name="T7">get</text:span></text:p>
      <text:p text:style-name="P25"><text:span text:style-name="T10">params: </text:span><text:span text:style-name="T7">cid</text:span></text:p>
      <text:p text:style-name="P6"/>
      <text:p text:style-name="P5"/>
      <text:p text:style-name="P6">response: pack description into json or return error from bridge</text:p>
      <text:p text:style-name="P6"/>
      <text:p text:style-name="P6">developer:</text:p>
      <text:p text:style-name="P6">description = [bridge method]<text:span text:style-name="T1">descrbycid</text:span>(cid)</text:p>
      <text:p text:style-name="P6"/>
      <text:p text:style-name="P6">8. upload content to blockchain</text:p>
      <text:p text:style-name="P6">url: <text:span text:style-name="T1">/api/blockchain/</text:span><text:span text:style-name="T6">data</text:span></text:p>
      <text:p text:style-name="P7">method: <text:span text:style-name="T1">post</text:span></text:p>
      <text:p text:style-name="P7">body params:</text:p>
      <text:p text:style-name="P7">{</text:p>
      <text:p text:style-name="P7">“public_key”: , <text:s text:c="2"/># <text:s/>this is the user id, one who will pay for the transaction</text:p>
      <text:p text:style-name="P7">“message”: {</text:p>
      <text:p text:style-name="P7"><text:tab/>“data”: ,</text:p>
      <text:p text:style-name="P7"><text:tab/>“timestamp”: </text:p>
      <text:p text:style-name="P7">},</text:p>
      <text:p text:style-name="P7">“signature”</text:p>
      <text:p text:style-name="P7">}</text:p>
      <text:p text:style-name="P5"/>
      <text:p text:style-name="P7">response: response from bridge</text:p>
      <text:p text:style-name="P7"><text:s/>developer:</text:p>
      <text:p text:style-name="P7"><text:span text:style-name="T1">verify</text:span> client timestamp == server timestamp</text:p>
      <text:p text:style-name="P8">get user id using public key</text:p>
      <text:p text:style-name="P7"><text:span text:style-name="T1">add</text:span> comment check billing in future</text:p>
      <text:p text:style-name="P7"/>
      <text:p text:style-name="P7"><text:span text:style-name="T1">verify</text:span>(message=data|timestamp, public_key, signature)</text:p>
      <text:p text:style-name="P7">owneraddr = Qtum.public_key_to_hex_address(public_key)</text:p>
      <text:p text:style-name="P7">response = [bridge method]<text:span text:style-name="T1">makecid</text:span>(cid, owneradd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8. set description for cid</text:p>
      <text:p text:style-name="P7">url: <text:span text:style-name="T1">/api/blockchain/description/</text:span></text:p>
      <text:p text:style-name="P7">method: <text:span text:style-name="T1">post</text:span></text:p>
      <text:p text:style-name="P7">body params:</text:p>
      <text:p text:style-name="P7">{</text:p>
      <text:p text:style-name="P7">“<text:span text:style-name="T13">public_key</text:span>”: ,</text:p>
      <text:p text:style-name="P7">“message”: {</text:p>
      <text:p text:style-name="P7"><text:tab/>“<text:span text:style-name="T14">cid</text:span>”: ,</text:p>
      <text:p text:style-name="P7"><text:tab/>“<text:span text:style-name="T14">description</text:span>”: ,</text:p>
      <text:p text:style-name="P7"><text:tab/>“<text:span text:style-name="T13">timestamp</text:span>”: ,</text:p>
      <text:p text:style-name="P7">}</text:p>
      <text:p text:style-name="P7">“<text:span text:style-name="T13">signature</text:span>”: </text:p>
      <text:p text:style-name="P7">}</text:p>
      <text:p text:style-name="P7"/>
      <text:p text:style-name="P8">response: response from bridge</text:p>
      <text:p text:style-name="P8"/>
      <text:p text:style-name="P8">developer:</text:p>
      <text:p text:style-name="P22">assert server timestamp == client timestamp</text:p>
      <text:p text:style-name="P8">get user id using public_key</text:p>
      <text:p text:style-name="P8"><text:span text:style-name="T1">add</text:span> comment add billing in future</text:p>
      <text:p text:style-name="P11"/>
      <text:p text:style-name="P11">owneraddr = [bridge method]<text:span text:style-name="T1">getowner</text:span>(cid)</text:p>
      <text:p text:style-name="P11">if bridge returns <text:span text:style-name="T1">error</text:span>, return error response</text:p>
      <text:p text:style-name="P11"/>
      <text:p text:style-name="P11"><text:span text:style-name="T1">assert</text:span> Qtum.public_key_to_hex_address(public_key) == owneraddr</text:p>
      <text:p text:style-name="P14"/>
      <text:p text:style-name="P11"><text:span text:style-name="T1">verify</text:span>(message = cid|description|<text:span text:style-name="T15">timestamp</text:span>, public_key, signature)</text:p>
      <text:p text:style-name="P8"/>
      <text:p text:style-name="P11">response = [bridge method]<text:span text:style-name="T1">setdescrforcid</text:span>(cid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9. get last access string</text:p>
      <text:p text:style-name="P16">url: <text:span text:style-name="T1">/api/blockchain/access_string/</text:span>?cid=</text:p>
      <text:p text:style-name="P16">method: <text:span text:style-name="T1">get</text:span></text:p>
      <text:p text:style-name="P16">params: cid</text:p>
      <text:p text:style-name="P16"/>
      <text:p text:style-name="P16">response: pack last_access_string into json or return error from bridge</text:p>
      <text:p text:style-name="P16"/>
      <text:p text:style-name="P16">developer:</text:p>
      <text:p text:style-name="P16">last_access_string = [bridge method]last_access_string(cid)</text:p>
      <text:p text:style-name="P16"/>
      <text:p text:style-name="P16">10. change owner</text:p>
      <text:p text:style-name="P16">url: <text:span text:style-name="T1">/api/blockchain/owner/</text:span></text:p>
      <text:p text:style-name="P16">method: <text:span text:style-name="T4">put</text:span></text:p>
      <text:p text:style-name="P16">body params:</text:p>
      <text:p text:style-name="P16">{</text:p>
      <text:p text:style-name="P16">“public_key”:</text:p>
      <text:p text:style-name="P16">“message”: {</text:p>
      <text:p text:style-name="P16"><text:tab/>“cid”: ,</text:p>
      <text:p text:style-name="P17"><text:tab/>“<text:span text:style-name="T16">new_owner_pubkey</text:span>”:</text:p>
      <text:p text:style-name="P16"><text:tab/>“<text:span text:style-name="T16">access_string</text:span>”: ,</text:p>
      <text:p text:style-name="P16"><text:tab/>“timestamp”: ,</text:p>
      <text:p text:style-name="P16">}</text:p>
      <text:p text:style-name="P16">“signature”:</text:p>
      <text:p text:style-name="P16">}</text:p>
      <text:p text:style-name="P16"/>
      <text:p text:style-name="P18">response: response from bridge</text:p>
      <text:p text:style-name="P18"/>
      <text:p text:style-name="P18">developer:</text:p>
      <text:p text:style-name="P23">assert server timestamp == client timestamp</text:p>
      <text:p text:style-name="P10">get user id using public_key</text:p>
      <text:p text:style-name="P10"><text:span text:style-name="T1">add</text:span> comment add billing in future</text:p>
      <text:p text:style-name="P15"/>
      <text:p text:style-name="P15">owneraddr = [bridge method]<text:span text:style-name="T1">getowner</text:span>(cid)</text:p>
      <text:p text:style-name="P15">if bridge returns <text:span text:style-name="T1">error</text:span>, return error response</text:p>
      <text:p text:style-name="P15"/>
      <text:p text:style-name="P15"><text:span text:style-name="T1">assert</text:span> Qtum.public_key_to_hex_address(public_key) == owneraddr</text:p>
      <text:p text:style-name="P15"/>
      <text:p text:style-name="P15"><text:span text:style-name="T1">verify</text:span>(message = cid|<text:span text:style-name="T20">new_owner_pubkey</text:span>|<text:span text:style-name="T20">access_string_timestamp</text:span>, public_key, signature)</text:p>
      <text:p text:style-name="P20"/>
      <text:p text:style-name="P12">response = [bridge method]<text:span text:style-name="T4">changeowner</text:span>(cid, <text:span text:style-name="T16">Qtum.public_key_to_hex_address(new_owner_pubkey), access_string</text:span>)</text:p>
      <text:p text:style-name="P12"/>
      <text:p text:style-name="P18"><text:soft-page-break/></text:p>
      <text:p text:style-name="P18">11. sell content</text:p>
      <text:p text:style-name="P18">url: /api/blockchain/<text:span text:style-name="T17">sale</text:span></text:p>
      <text:p text:style-name="P21">method: post</text:p>
      <text:p text:style-name="P21">params:</text:p>
      <text:p text:style-name="P22">{</text:p>
      <text:p text:style-name="P22">“public_key”:</text:p>
      <text:p text:style-name="P22">“message”: {</text:p>
      <text:p text:style-name="P22"><text:tab/>“cid”:</text:p>
      <text:p text:style-name="P22"><text:tab/>“buyer_pubkey”:</text:p>
      <text:p text:style-name="P22"><text:tab/>“access_string”:</text:p>
      <text:p text:style-name="P22"><text:tab/>“timestamp”:</text:p>
      <text:p text:style-name="P22">}</text:p>
      <text:p text:style-name="P22">“signature”:</text:p>
      <text:p text:style-name="P22">}</text:p>
      <text:p text:style-name="P19">response: response from bridge</text:p>
      <text:p text:style-name="P19"/>
      <text:p text:style-name="P19">developer:</text:p>
      <text:p text:style-name="P22">assert server timestamp == client timestamp</text:p>
      <text:p text:style-name="P9">get user id using public_key</text:p>
      <text:p text:style-name="P9"><text:span text:style-name="T1">add</text:span> comment add billing in future</text:p>
      <text:p text:style-name="P13"/>
      <text:p text:style-name="P13">owneraddr = [bridge method]<text:span text:style-name="T1">getowner</text:span>(cid)</text:p>
      <text:p text:style-name="P13">if bridge returns <text:span text:style-name="T1">error</text:span>, return error response</text:p>
      <text:p text:style-name="P13"/>
      <text:p text:style-name="P13"><text:span text:style-name="T1">assert</text:span> Qtum.public_key_to_hex_address(public_key) == owneraddr</text:p>
      <text:p text:style-name="P13"/>
      <text:p text:style-name="P13"><text:span text:style-name="T1">verify</text:span>(message = cid|<text:span text:style-name="T19">buyer_pubkey</text:span>|<text:span text:style-name="T19">acceess_string</text:span>|<text:span text:style-name="T15">timestamp</text:span>, public_key, signature)</text:p>
      <text:p text:style-name="P9"/>
      <text:p text:style-name="P13">response = [bridge method]<text:span text:style-name="T5">sellcontent</text:span>(cid, <text:span text:style-name="T19">Qtum.public_key_to_hex_address(buyer_pubkey), access_string</text:span>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02:38.201794673</meta:creation-date>
    <meta:generator>LibreOffice/5.1.6.2$Linux_X86_64 LibreOffice_project/10m0$Build-2</meta:generator>
    <dc:date>2018-05-09T20:27:14.638643722</dc:date>
    <meta:editing-duration>PT9H17M55S</meta:editing-duration>
    <meta:editing-cycles>4</meta:editing-cycles>
    <meta:document-statistic meta:table-count="0" meta:image-count="0" meta:object-count="0" meta:page-count="6" meta:paragraph-count="172" meta:word-count="577" meta:character-count="4633" meta:non-whitespace-character-count="4204"/>
  </office:meta>
</office:document-meta>
</file>